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mcanmor0312/LMSGIT-UD6" text:style-name="Internet_20_link" text:visited-style-name="Visited_20_Internet_20_Link">https://github.com/mcanmor0312/LMSGIT-UD6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1:04:28.593000000</meta:creation-date>
    <dc:date>2024-04-08T11:05:32.641000000</dc:date>
    <meta:editing-duration>PT1M5S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1"/>
    <meta:generator>LibreOffice/7.6.1.2$Windows_X86_64 LibreOffice_project/f5defcebd022c5bc36bbb79be232cb6926d8f674</meta:generator>
  </office:meta>
</office:document-meta>
</file>